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3.36020833333333cm" style:use-optimal-column-width="true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1.29645833333333cm" style:use-optimal-column-width="true"/>
    </style:style>
    <style:style style:name="co4" style:family="table-column">
      <style:table-column-properties fo:break-before="auto" style:column-width="1.11125cm" style:use-optimal-column-width="true"/>
    </style:style>
    <style:style style:name="co5" style:family="table-column">
      <style:table-column-properties fo:break-before="auto" style:column-width="0.926041666666667cm" style:use-optimal-column-width="true"/>
    </style:style>
    <style:style style:name="co6" style:family="table-column">
      <style:table-column-properties fo:break-before="auto" style:column-width="2.090208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3">
            <text:p>Unit Price Discount</text:p>
          </table:table-cell>
          <table:table-cell office:value-type="string" table:style-name="ce3">
            <text:p>Column Label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Row Label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</text:p>
          </table:table-cell>
          <table:table-cell office:value-type="string" table:style-name="ce1">
            <text:p>4</text:p>
          </table:table-cell>
          <table:table-cell office:value-type="string" table:style-name="ce1">
            <text:p>Grand Total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U</text:p>
          </table:table-cell>
          <table:table-cell office:value-type="float" office:value="0.12000000000000001" table:style-name="ce2">
            <text:p>0.12</text:p>
          </table:table-cell>
          <table:table-cell office:value-type="float" office:value="10.050000000000006" table:style-name="ce2">
            <text:p>10.05</text:p>
          </table:table-cell>
          <table:table-cell office:value-type="float" office:value="11.010000000000005" table:style-name="ce2">
            <text:p>11.01</text:p>
          </table:table-cell>
          <table:table-cell office:value-type="float" office:value="0.18000000000000002" table:style-name="ce2">
            <text:p>0.18</text:p>
          </table:table-cell>
          <table:table-cell office:value-type="float" office:value="21.359999999999971" table:style-name="ce2">
            <text:p>21.3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A</text:p>
          </table:table-cell>
          <table:table-cell office:value-type="float" office:value="5.07" table:style-name="ce2">
            <text:p>5.07</text:p>
          </table:table-cell>
          <table:table-cell office:value-type="float" office:value="34.679999999999978" table:style-name="ce2">
            <text:p>34.68</text:p>
          </table:table-cell>
          <table:table-cell office:value-type="float" office:value="12.379999999999994" table:style-name="ce2">
            <text:p>12.38</text:p>
          </table:table-cell>
          <table:table-cell office:value-type="float" office:value="1.7700000000000007" table:style-name="ce2">
            <text:p>1.77</text:p>
          </table:table-cell>
          <table:table-cell office:value-type="float" office:value="53.899999999999949" table:style-name="ce2">
            <text:p>53.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E</text:p>
          </table:table-cell>
          <table:table-cell office:value-type="float" office:value="2.6300000000000008" table:style-name="ce2">
            <text:p>2.63</text:p>
          </table:table-cell>
          <table:table-cell office:value-type="float" office:value="10.960000000000004" table:style-name="ce2">
            <text:p>10.96</text:p>
          </table:table-cell>
          <table:table-cell office:value-type="float" office:value="5.9499999999999975" table:style-name="ce2">
            <text:p>5.95</text:p>
          </table:table-cell>
          <table:table-cell office:value-type="float" office:value="0.23" table:style-name="ce2">
            <text:p>0.23</text:p>
          </table:table-cell>
          <table:table-cell office:value-type="float" office:value="19.77" table:style-name="ce2">
            <text:p>19.7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FR</text:p>
          </table:table-cell>
          <table:table-cell office:value-type="float" office:value="3.83" table:style-name="ce2">
            <text:p>3.83</text:p>
          </table:table-cell>
          <table:table-cell office:value-type="float" office:value="14.630000000000003" table:style-name="ce2">
            <text:p>14.63</text:p>
          </table:table-cell>
          <table:table-cell office:value-type="float" office:value="2.29" table:style-name="ce2">
            <text:p>2.29</text:p>
          </table:table-cell>
          <table:table-cell office:value-type="float" office:value="0.38" table:style-name="ce2">
            <text:p>0.38</text:p>
          </table:table-cell>
          <table:table-cell office:value-type="float" office:value="21.129999999999985" table:style-name="ce2">
            <text:p>21.1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GB</text:p>
          </table:table-cell>
          <table:table-cell office:value-type="float" office:value="2.56" table:style-name="ce2">
            <text:p>2.56</text:p>
          </table:table-cell>
          <table:table-cell office:value-type="float" office:value="13.630000000000004" table:style-name="ce2">
            <text:p>13.63</text:p>
          </table:table-cell>
          <table:table-cell office:value-type="float" office:value="6.0000000000000009" table:style-name="ce2">
            <text:p>6</text:p>
          </table:table-cell>
          <table:table-cell office:value-type="float" office:value="0.67999999999999994" table:style-name="ce2">
            <text:p>0.68</text:p>
          </table:table-cell>
          <table:table-cell office:value-type="float" office:value="22.869999999999987" table:style-name="ce2">
            <text:p>22.8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S</text:p>
          </table:table-cell>
          <table:table-cell office:value-type="float" office:value="33.439999999999955" table:style-name="ce2">
            <text:p>33.44</text:p>
          </table:table-cell>
          <table:table-cell office:value-type="float" office:value="123.91000000000037" table:style-name="ce2">
            <text:p>123.91</text:p>
          </table:table-cell>
          <table:table-cell office:value-type="float" office:value="41.859999999999893" table:style-name="ce2">
            <text:p>41.86</text:p>
          </table:table-cell>
          <table:table-cell office:value-type="float" office:value="4.6099999999999994" table:style-name="ce2">
            <text:p>4.61</text:p>
          </table:table-cell>
          <table:table-cell office:value-type="float" office:value="203.8199999999988" table:style-name="ce2">
            <text:p>203.8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Grand Total</text:p>
          </table:table-cell>
          <table:table-cell office:value-type="float" office:value="47.649999999999956" table:style-name="ce2">
            <text:p>47.65</text:p>
          </table:table-cell>
          <table:table-cell office:value-type="float" office:value="207.86000000000035" table:style-name="ce2">
            <text:p>207.86</text:p>
          </table:table-cell>
          <table:table-cell office:value-type="float" office:value="79.489999999999895" table:style-name="ce2">
            <text:p>79.49</text:p>
          </table:table-cell>
          <table:table-cell office:value-type="float" office:value="7.85" table:style-name="ce2">
            <text:p>7.85</text:p>
          </table:table-cell>
          <table:table-cell office:value-type="float" office:value="342.85000000000298" table:style-name="ce2">
            <text:p>342.85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Filip Strózik (260377)</meta:initial-creator>
    <dc:creator>Filip Strózik (260377)</dc:creator>
    <meta:creation-date>2023-04-13T16:06:03Z</meta:creation-date>
    <dc:date>2023-04-13T16:10:20Z</dc:date>
  </office:meta>
</office:document-meta>
</file>